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 officeooo:rsid="00199ae7" officeooo:paragraph-rsid="00199ae7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>
      <style:text-properties officeooo:paragraph-rsid="00199ae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ample: Leap Year</text:h>
      <text:h text:style-name="Heading_20_2" text:outline-level="2">Problem Statement:</text:h>
      <text:p text:style-name="Text_20_body">You are tasked with creating a program to check if a given year is a leap year. A year is a leap year if it is divisible by 4, but not every year divisible by 100 is a leap year unless it is also divisible by 400.</text:p>
      <text:h text:style-name="Heading_20_2" text:outline-level="2">Applying Deductive Reasoning:</text:h>
      <text:p text:style-name="Text_20_body">1. Identify the Premises:</text:p>
      <text:list xml:id="list3079838539" text:style-name="L1">
        <text:list-item>
          <text:p text:style-name="P2">A year is a leap year if it is divisible by 4.</text:p>
        </text:list-item>
        <text:list-item>
          <text:p text:style-name="P2">If the year is divisible by 100, it is not a leap year unless it is also divisible by 400.</text:p>
        </text:list-item>
      </text:list>
      <text:p text:style-name="Text_20_body">2. Analyze the Premises:</text:p>
      <text:list xml:id="list2855611384" text:style-name="L2">
        <text:list-item>
          <text:p text:style-name="P3">From the premises, we conclude that if a year is divisible by 400, it is a leap year.</text:p>
        </text:list-item>
        <text:list-item>
          <text:p text:style-name="P3">If a year is not divisible by 400 but is divisible by 100, it is not a leap year.</text:p>
        </text:list-item>
        <text:list-item>
          <text:p text:style-name="P3">If a year is divisible by 4 and not by 100, it is a leap year.</text:p>
        </text:list-item>
      </text:list>
      <text:p text:style-name="Text_20_body">3. Draw a Conclusion:</text:p>
      <text:list xml:id="list1129858724" text:style-name="L3">
        <text:list-item>
          <text:p text:style-name="P4">Based on the analysis, the conditions for checking leap years can be structured logically to cover all cases.</text:p>
        </text:list-item>
      </text:list>
      <text:p text:style-name="Text_20_body">4. Test the Conclusion:</text:p>
      <text:list xml:id="list352648564" text:style-name="L4">
        <text:list-item>
          <text:p text:style-name="P5">Test the logic with known leap years (e.g., 2000, 1600) and non-leap years (e.g., 1700, 1800).</text:p>
        </text:list-item>
      </text:list>
      <text:p text:style-name="Text_20_body">5. Explanation:</text:p>
      <text:list xml:id="list725319912" text:style-name="L5">
        <text:list-item>
          <text:p text:style-name="P6">Input: The user is prompted to input a year.</text:p>
        </text:list-item>
        <text:list-item>
          <text:p text:style-name="P6">Conditional Checks: Using the premises:</text:p>
          <text:list>
            <text:list-item>
              <text:p text:style-name="P6">First, check if year divisible by 4</text:p>
            </text:list-item>
            <text:list-item>
              <text:p text:style-name="P6">Then, check if the year is divisible by 100.</text:p>
            </text:list-item>
            <text:list-item>
              <text:p text:style-name="P6">Lastly, check if it is divisible by 400.</text:p>
            </text:list-item>
          </text:list>
        </text:list-item>
      </text:list>
      <text:p text:style-name="Text_20_body"><text:soft-page-break/>6. Write the Pseudocode:</text:p>
      <text:p text:style-name="P13"><text:span text:style-name="Variable">Start</text:span></text:p>
      <text:p text:style-name="P13"><text:span text:style-name="Variable">Input year </text:span></text:p>
      <text:p text:style-name="P13"><text:span text:style-name="Variable">If (year is divisible by 4) </text:span></text:p>
      <text:p text:style-name="P13"><text:span text:style-name="Variable"><text:s text:c="4"/>And (year not divisible by 100 </text:span></text:p>
      <text:p text:style-name="P13"><text:span text:style-name="Variable"><text:s text:c="8"/>Or if year is divisible by 100 and also divisible by 400 )</text:span></text:p>
      <text:p text:style-name="P13"><text:span text:style-name="Variable"><text:s text:c="5"/>Display to user "Leap year"</text:span></text:p>
      <text:p text:style-name="P13"><text:span text:style-name="Variable"><text:s/>Otherwise print “Not a leap year” </text:span></text:p>
      <text:p text:style-name="P13"><text:span text:style-name="Variable">End</text:span></text:p>
      <text:h text:style-name="Heading_20_1" text:outline-level="1">Example 2: Simple Grading System</text:h>
      <text:h text:style-name="Heading_20_2" text:outline-level="2">Problem Statement:</text:h>
      <text:p text:style-name="Text_20_body">Imagine you are creating a program to determine the letter grade for a student based on their numerical score. The grading system is as follows:</text:p>
      <text:list xml:id="list2185709514" text:style-name="L6">
        <text:list-item>
          <text:p text:style-name="P7">A score of 90 or above is an "A".</text:p>
        </text:list-item>
        <text:list-item>
          <text:p text:style-name="P7">A score of 80 to 89 is a "B".</text:p>
        </text:list-item>
        <text:list-item>
          <text:p text:style-name="P7">A score of 70 to 79 is a "C".</text:p>
        </text:list-item>
        <text:list-item>
          <text:p text:style-name="P7">A score of 60 to 69 is a "D".</text:p>
        </text:list-item>
        <text:list-item>
          <text:p text:style-name="P7">A score below 60 is an "F".</text:p>
        </text:list-item>
      </text:list>
      <text:h text:style-name="Heading_20_2" text:outline-level="2">Applying Deductive Reasoning:</text:h>
      <text:p text:style-name="Text_20_body">1. Identify the Premises:</text:p>
      <text:list xml:id="list2445446294" text:style-name="L7">
        <text:list-item>
          <text:p text:style-name="P8">A score of 90 or above is classified as "A".</text:p>
        </text:list-item>
        <text:list-item>
          <text:p text:style-name="P8">A score between 80 and 89 is classified as "B".</text:p>
        </text:list-item>
        <text:list-item>
          <text:p text:style-name="P8">A score between 70 and 79 is classified as "C".</text:p>
        </text:list-item>
        <text:list-item>
          <text:p text:style-name="P8">A score between 60 and 69 is classified as "D".</text:p>
        </text:list-item>
        <text:list-item>
          <text:p text:style-name="P8"><text:soft-page-break/>A score below 60 is classified as "F".</text:p>
        </text:list-item>
      </text:list>
      <text:p text:style-name="Text_20_body">2. Analyze the Premises:</text:p>
      <text:list xml:id="list3332580407" text:style-name="L8">
        <text:list-item>
          <text:p text:style-name="P9">The grades are mutually exclusive and cover all possible scores.</text:p>
        </text:list-item>
        <text:list-item>
          <text:p text:style-name="P9">Each score range can be checked using a series of conditional checks.</text:p>
        </text:list-item>
      </text:list>
      <text:p text:style-name="Text_20_body">3. Draw a Conclusion:</text:p>
      <text:list xml:id="list663382341" text:style-name="L9">
        <text:list-item>
          <text:p text:style-name="P10">By checking the score ranges in a descending order from the highest to the lowest, the correct letter grade can be assigned.</text:p>
        </text:list-item>
      </text:list>
      <text:p text:style-name="Text_20_body">4. Test the Conclusion:</text:p>
      <text:list xml:id="list4272207623" text:style-name="L10">
        <text:list-item>
          <text:p text:style-name="P11">Test the logic with different scores to see if they fall into the correct grading category (e.g., 95 should be "A", 85 should be "B").</text:p>
        </text:list-item>
      </text:list>
      <text:p text:style-name="Text_20_body">5. Explanation:</text:p>
      <text:list xml:id="list829197727" text:style-name="L11">
        <text:list-item>
          <text:p text:style-name="P12"><text:span text:style-name="Strong_20_Emphasis">Input:</text:span> The user is prompted to input a numerical score.</text:p>
        </text:list-item>
        <text:list-item>
          <text:p text:style-name="P12"><text:span text:style-name="Strong_20_Emphasis">Conditional Checks:</text:span> Using the premises:</text:p>
          <text:list>
            <text:list-item>
              <text:p text:style-name="P12">Check if the score is 90 or above to assign an "A".</text:p>
            </text:list-item>
            <text:list-item>
              <text:p text:style-name="P12">Check if the score is between 80 and 89 to assign a "B".</text:p>
            </text:list-item>
            <text:list-item>
              <text:p text:style-name="P12">Continue checking the ranges until all cases are covered.</text:p>
            </text:list-item>
          </text:list>
        </text:list-item>
        <text:list-item>
          <text:p text:style-name="P12"><text:span text:style-name="Strong_20_Emphasis">Output:</text:span> Based on the checks, the program outputs the appropriate letter grade.</text:p>
        </text:list-item>
      </text:list>
      <text:p text:style-name="Text_20_body">6. Write the Pseudocode:</text:p>
      <text:p text:style-name="P13"><text:span text:style-name="Variable">Start </text:span></text:p>
      <text:p text:style-name="P13"><text:span text:style-name="Variable">Ask user for score </text:span></text:p>
      <text:p text:style-name="P13"><text:span text:style-name="Variable">If score is greater than or equal to 90 </text:span>  </text:p>
      <text:p text:style-name="P13"><text:span text:style-name="Variable"><text:s text:c="4"/>Display to user "Grade A" </text:span></text:p>
      <text:p text:style-name="P13"><text:span text:style-name="Variable">Otherwise If score is greater than or equal to 80 </text:span></text:p>
      <text:p text:style-name="P13"><text:span text:style-name="Variable"><text:s text:c="4"/>Display to user "Grade B" </text:span></text:p>
      <text:p text:style-name="P13"><text:span text:style-name="Variable">Otherwise If score is greater than or equal to 70</text:span></text:p>
      <text:p text:style-name="P13"><text:soft-page-break/><text:span text:style-name="Variable"><text:s text:c="4"/>Display to user "Grade C" </text:span></text:p>
      <text:p text:style-name="P13"><text:span text:style-name="Variable">Otherwise If score is greater than or equal to 60</text:span></text:p>
      <text:p text:style-name="P13"><text:span text:style-name="Variable"><text:s text:c="4"/>Display to user "Grade D"</text:span></text:p>
      <text:p text:style-name="P13"><text:span text:style-name="Variable">Otherwise</text:span></text:p>
      <text:p text:style-name="P13"><text:span text:style-name="Variable"><text:s text:c="3"/>Display to user "Grade F"</text:span></text:p>
      <text:p text:style-name="P13"><text:span text:style-name="Variable">End</text:span></text:p>
      <text:h text:style-name="P1" text:outline-level="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9T07:44:48.866000000</dc:date>
    <meta:editing-duration>PT3M59S</meta:editing-duration>
    <meta:editing-cycles>1</meta:editing-cycles>
    <meta:document-statistic meta:table-count="0" meta:image-count="0" meta:object-count="0" meta:page-count="4" meta:paragraph-count="73" meta:word-count="655" meta:character-count="3252" meta:non-whitespace-character-count="2652"/>
    <meta:generator>LibreOffice/7.3.4.2$Windows_X86_64 LibreOffice_project/728fec16bd5f605073805c3c9e7c4212a0120dc5</meta:generator>
  </office:meta>
</office:document-meta>
</file>